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ORIGINAL-VALUES</text:p>
          </table:table-cell>
          <table:table-cell office:value-type="string">
            <text:p><text:s text:c="4"/>MAXENTROPY_LABEL</text:p>
          </table:table-cell>
          <table:table-cell office:value-type="string">
            <text:p><text:s text:c="7"/>MAXENTROPY_PROB</text:p>
          </table:table-cell>
          <table:table-cell office:value-type="string">
            <text:p><text:s text:c="11"/>SVM_LABEL</text:p>
          </table:table-cell>
          <table:table-cell office:value-type="string">
            <text:p><text:s text:c="2"/>SVM_PROB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736621">
            <text:p>0.8736621</text:p>
          </table:table-cell>
          <table:table-cell office:value-type="string">
            <text:p>Solar Mounting/Rack</text:p>
          </table:table-cell>
          <table:table-cell office:value-type="float" office:value="0.725825">
            <text:p>0.725825</text:p>
          </table:table-cell>
        </table:table-row>
        <table:table-row table:style-name="ro1">
          <table:table-cell office:value-type="string">
            <text:p>Solar Mounting/Rack </text:p>
          </table:table-cell>
          <table:table-cell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0.9739983">
            <text:p>0.9739983</text:p>
          </table:table-cell>
          <table:table-cell office:value-type="string">
            <text:p>Solar Monitoring</text:p>
          </table:table-cell>
          <table:table-cell office:value-type="float" office:value="0.6739389">
            <text:p>0.6739389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633007">
            <text:p>0.633007</text:p>
          </table:table-cell>
          <table:table-cell office:value-type="string">
            <text:p>Solar Inverter</text:p>
          </table:table-cell>
          <table:table-cell office:value-type="float" office:value="0.5838395">
            <text:p>0.5838395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696484">
            <text:p>0.696484</text:p>
          </table:table-cell>
          <table:table-cell office:value-type="string">
            <text:p>Solar Inverter</text:p>
          </table:table-cell>
          <table:table-cell office:value-type="float" office:value="0.6026873">
            <text:p>0.602687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6526057">
            <text:p>0.6526057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536011">
            <text:p>0.9536011</text:p>
          </table:table-cell>
          <table:table-cell office:value-type="string">
            <text:p>Solar Mounting/Rack</text:p>
          </table:table-cell>
          <table:table-cell office:value-type="float" office:value="0.7272912">
            <text:p>0.7272912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5393678">
            <text:p>0.5393678</text:p>
          </table:table-cell>
          <table:table-cell office:value-type="string">
            <text:p>Solar Inverter</text:p>
          </table:table-cell>
          <table:table-cell office:value-type="float" office:value="0.5900068">
            <text:p>0.590006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860995">
            <text:p>0.8860995</text:p>
          </table:table-cell>
          <table:table-cell office:value-type="string">
            <text:p>Solar Mounting/Rack</text:p>
          </table:table-cell>
          <table:table-cell office:value-type="float" office:value="0.7514165">
            <text:p>0.7514165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860995">
            <text:p>0.8860995</text:p>
          </table:table-cell>
          <table:table-cell office:value-type="string">
            <text:p>Solar Mounting/Rack</text:p>
          </table:table-cell>
          <table:table-cell office:value-type="float" office:value="0.7514165">
            <text:p>0.7514165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8453548">
            <text:p>0.8453548</text:p>
          </table:table-cell>
          <table:table-cell office:value-type="string">
            <text:p>Solar Inverter</text:p>
          </table:table-cell>
          <table:table-cell office:value-type="float" office:value="0.6107262">
            <text:p>0.6107262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Inverter</text:p>
          </table:table-cell>
          <table:table-cell office:value-type="float" office:value="0.8569637">
            <text:p>0.8569637</text:p>
          </table:table-cell>
          <table:table-cell office:value-type="string">
            <text:p>Solar Inverter</text:p>
          </table:table-cell>
          <table:table-cell office:value-type="float" office:value="0.6119421">
            <text:p>0.6119421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Mounting/Rack</text:p>
          </table:table-cell>
          <table:table-cell office:value-type="float" office:value="0.5818357">
            <text:p>0.5818357</text:p>
          </table:table-cell>
          <table:table-cell office:value-type="string">
            <text:p>Solar Mounting/Rack</text:p>
          </table:table-cell>
          <table:table-cell office:value-type="float" office:value="0.7436719">
            <text:p>0.7436719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9404356">
            <text:p>0.940435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385316">
            <text:p>0.8385316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7112485">
            <text:p>0.7112485</text:p>
          </table:table-cell>
          <table:table-cell office:value-type="string">
            <text:p>Solar Inverter</text:p>
          </table:table-cell>
          <table:table-cell office:value-type="float" office:value="0.5989471">
            <text:p>0.5989471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8003424">
            <text:p>0.8003424</text:p>
          </table:table-cell>
          <table:table-cell office:value-type="string">
            <text:p>Solar Inverter</text:p>
          </table:table-cell>
          <table:table-cell office:value-type="float" office:value="0.6398702">
            <text:p>0.639870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9106673">
            <text:p>0.9106673</text:p>
          </table:table-cell>
          <table:table-cell office:value-type="string">
            <text:p>Solar Inverter</text:p>
          </table:table-cell>
          <table:table-cell office:value-type="float" office:value="0.6466411">
            <text:p>0.6466411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6876429">
            <text:p>0.6876429</text:p>
          </table:table-cell>
          <table:table-cell office:value-type="string">
            <text:p>Solar Inverter</text:p>
          </table:table-cell>
          <table:table-cell office:value-type="float" office:value="0.5998729">
            <text:p>0.5998729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7549002">
            <text:p>0.7549002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Inverter</text:p>
          </table:table-cell>
          <table:table-cell office:value-type="float" office:value="0.6876429">
            <text:p>0.6876429</text:p>
          </table:table-cell>
          <table:table-cell office:value-type="string">
            <text:p>Solar Inverter</text:p>
          </table:table-cell>
          <table:table-cell office:value-type="float" office:value="0.5998729">
            <text:p>0.5998729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0.776116">
            <text:p>0.776116</text:p>
          </table:table-cell>
          <table:table-cell office:value-type="string">
            <text:p>Solar Monitoring</text:p>
          </table:table-cell>
          <table:table-cell office:value-type="float" office:value="0.6742523">
            <text:p>0.6742523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8153182">
            <text:p>0.8153182</text:p>
          </table:table-cell>
          <table:table-cell office:value-type="string">
            <text:p>Solar Monitoring</text:p>
          </table:table-cell>
          <table:table-cell office:value-type="float" office:value="0.6756383">
            <text:p>0.675638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office:value-type="string">
            <text:p>Solar Monitoring</text:p>
          </table:table-cell>
          <table:table-cell office:value-type="string">
            <text:p>Solar Inverter</text:p>
          </table:table-cell>
          <table:table-cell office:value-type="float" office:value="0.7276851">
            <text:p>0.7276851</text:p>
          </table:table-cell>
          <table:table-cell office:value-type="string">
            <text:p>Solar Inverter</text:p>
          </table:table-cell>
          <table:table-cell office:value-type="float" office:value="0.6598833">
            <text:p>0.659883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6624036">
            <text:p>0.662403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1">
            <text:p>1</text:p>
          </table:table-cell>
          <table:table-cell office:value-type="string">
            <text:p>Solar Monitoring</text:p>
          </table:table-cell>
          <table:table-cell office:value-type="float" office:value="0.5379562">
            <text:p>0.537956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7242186">
            <text:p>0.7242186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9106673">
            <text:p>0.9106673</text:p>
          </table:table-cell>
          <table:table-cell office:value-type="string">
            <text:p>Solar Inverter</text:p>
          </table:table-cell>
          <table:table-cell office:value-type="float" office:value="0.6466411">
            <text:p>0.6466411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5679863">
            <text:p>0.5679863</text:p>
          </table:table-cell>
          <table:table-cell office:value-type="string">
            <text:p>Solar Monitoring</text:p>
          </table:table-cell>
          <table:table-cell office:value-type="float" office:value="0.520658">
            <text:p>0.52065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9248924">
            <text:p>0.9248924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Inverter</text:p>
          </table:table-cell>
          <table:table-cell office:value-type="float" office:value="0.8003424">
            <text:p>0.8003424</text:p>
          </table:table-cell>
          <table:table-cell office:value-type="string">
            <text:p>Solar Inverter</text:p>
          </table:table-cell>
          <table:table-cell office:value-type="float" office:value="0.6398702">
            <text:p>0.639870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9248924">
            <text:p>0.9248924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5000497">
            <text:p>0.5000497</text:p>
          </table:table-cell>
          <table:table-cell office:value-type="string">
            <text:p>Solar Monitoring</text:p>
          </table:table-cell>
          <table:table-cell office:value-type="float" office:value="0.7073674">
            <text:p>0.7073674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9139013">
            <text:p>0.9139013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Inverter</text:p>
          </table:table-cell>
          <table:table-cell office:value-type="float" office:value="0.5026184">
            <text:p>0.5026184</text:p>
          </table:table-cell>
          <table:table-cell office:value-type="string">
            <text:p>Solar Mounting/Rack</text:p>
          </table:table-cell>
          <table:table-cell office:value-type="float" office:value="0.5257994">
            <text:p>0.5257994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Inverter</text:p>
          </table:table-cell>
          <table:table-cell office:value-type="float" office:value="0.7276851">
            <text:p>0.7276851</text:p>
          </table:table-cell>
          <table:table-cell office:value-type="string">
            <text:p>Solar Inverter</text:p>
          </table:table-cell>
          <table:table-cell office:value-type="float" office:value="0.6598833">
            <text:p>0.6598833</text:p>
          </table:table-cell>
        </table:table-row>
        <table:table-row table:style-name="ro1">
          <table:table-cell office:value-type="string">
            <text:p>Solar Monitoring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728899">
            <text:p>0.8728899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1">
            <text:p>1</text:p>
          </table:table-cell>
          <table:table-cell office:value-type="string">
            <text:p>Solar Monitoring</text:p>
          </table:table-cell>
          <table:table-cell office:value-type="float" office:value="0.4537837">
            <text:p>0.4537837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0.9582753">
            <text:p>0.9582753</text:p>
          </table:table-cell>
          <table:table-cell office:value-type="string">
            <text:p>Solar Monitoring</text:p>
          </table:table-cell>
          <table:table-cell office:value-type="float" office:value="0.764613">
            <text:p>0.764613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8153182">
            <text:p>0.8153182</text:p>
          </table:table-cell>
          <table:table-cell office:value-type="string">
            <text:p>Solar Monitoring</text:p>
          </table:table-cell>
          <table:table-cell office:value-type="float" office:value="0.6756383">
            <text:p>0.675638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8453548">
            <text:p>0.8453548</text:p>
          </table:table-cell>
          <table:table-cell office:value-type="string">
            <text:p>Solar Inverter</text:p>
          </table:table-cell>
          <table:table-cell office:value-type="float" office:value="0.6107262">
            <text:p>0.610726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276851">
            <text:p>0.7276851</text:p>
          </table:table-cell>
          <table:table-cell office:value-type="string">
            <text:p>Solar Inverter</text:p>
          </table:table-cell>
          <table:table-cell office:value-type="float" office:value="0.6598833">
            <text:p>0.659883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999999">
            <text:p>0.9999999</text:p>
          </table:table-cell>
          <table:table-cell office:value-type="string">
            <text:p>Solar Mounting/Rack</text:p>
          </table:table-cell>
          <table:table-cell office:value-type="float" office:value="0.7134176">
            <text:p>0.713417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696484">
            <text:p>0.696484</text:p>
          </table:table-cell>
          <table:table-cell office:value-type="string">
            <text:p>Solar Inverter</text:p>
          </table:table-cell>
          <table:table-cell office:value-type="float" office:value="0.6026873">
            <text:p>0.6026873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696484">
            <text:p>0.696484</text:p>
          </table:table-cell>
          <table:table-cell office:value-type="string">
            <text:p>Solar Inverter</text:p>
          </table:table-cell>
          <table:table-cell office:value-type="float" office:value="0.6026873">
            <text:p>0.6026873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8153182">
            <text:p>0.8153182</text:p>
          </table:table-cell>
          <table:table-cell office:value-type="string">
            <text:p>Solar Monitoring</text:p>
          </table:table-cell>
          <table:table-cell office:value-type="float" office:value="0.6756383">
            <text:p>0.6756383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0.8153182">
            <text:p>0.8153182</text:p>
          </table:table-cell>
          <table:table-cell office:value-type="string">
            <text:p>Solar Monitoring</text:p>
          </table:table-cell>
          <table:table-cell office:value-type="float" office:value="0.6756383">
            <text:p>0.6756383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unting/Rack</text:p>
          </table:table-cell>
          <table:table-cell office:value-type="float" office:value="0.9379243">
            <text:p>0.9379243</text:p>
          </table:table-cell>
          <table:table-cell office:value-type="string">
            <text:p>Solar Mounting/Rack</text:p>
          </table:table-cell>
          <table:table-cell office:value-type="float" office:value="0.795118">
            <text:p>0.79511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7242186">
            <text:p>0.7242186</text:p>
          </table:table-cell>
        </table:table-row>
        <table:table-row table:style-name="ro1">
          <table:table-cell office:value-type="string">
            <text:p>Solar Inverter</text:p>
          </table:table-cell>
          <table:table-cell office:value-type="string">
            <text:p>Solar Monitoring</text:p>
          </table:table-cell>
          <table:table-cell office:value-type="float" office:value="0.4512811">
            <text:p>0.4512811</text:p>
          </table:table-cell>
          <table:table-cell office:value-type="string">
            <text:p>Solar Mounting/Rack</text:p>
          </table:table-cell>
          <table:table-cell office:value-type="float" office:value="0.6635166">
            <text:p>0.663516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999911">
            <text:p>0.9999911</text:p>
          </table:table-cell>
          <table:table-cell office:value-type="string">
            <text:p>Solar Mounting/Rack</text:p>
          </table:table-cell>
          <table:table-cell office:value-type="float" office:value="0.66098">
            <text:p>0.6609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227885">
            <text:p>0.8227885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5052495">
            <text:p>0.5052495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791659">
            <text:p>0.9791659</text:p>
          </table:table-cell>
          <table:table-cell office:value-type="string">
            <text:p>Solar Mounting/Rack</text:p>
          </table:table-cell>
          <table:table-cell office:value-type="float" office:value="0.8470961">
            <text:p>0.8470961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999853">
            <text:p>0.9999853</text:p>
          </table:table-cell>
          <table:table-cell office:value-type="string">
            <text:p>Solar Mounting/Rack</text:p>
          </table:table-cell>
          <table:table-cell office:value-type="float" office:value="0.8429248">
            <text:p>0.842924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505582">
            <text:p>0.8505582</text:p>
          </table:table-cell>
          <table:table-cell office:value-type="string">
            <text:p>Solar Mounting/Rack</text:p>
          </table:table-cell>
          <table:table-cell office:value-type="float" office:value="0.7936704">
            <text:p>0.7936704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860995">
            <text:p>0.8860995</text:p>
          </table:table-cell>
          <table:table-cell office:value-type="string">
            <text:p>Solar Mounting/Rack</text:p>
          </table:table-cell>
          <table:table-cell office:value-type="float" office:value="0.7514165">
            <text:p>0.7514165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7242186">
            <text:p>0.7242186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Monitoring</text:p>
          </table:table-cell>
          <table:table-cell office:value-type="float" office:value="0.4512811">
            <text:p>0.4512811</text:p>
          </table:table-cell>
          <table:table-cell office:value-type="string">
            <text:p>Solar Mounting/Rack</text:p>
          </table:table-cell>
          <table:table-cell office:value-type="float" office:value="0.6635166">
            <text:p>0.663516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8003424">
            <text:p>0.8003424</text:p>
          </table:table-cell>
          <table:table-cell office:value-type="string">
            <text:p>Solar Inverter</text:p>
          </table:table-cell>
          <table:table-cell office:value-type="float" office:value="0.6398702">
            <text:p>0.6398702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5000497">
            <text:p>0.5000497</text:p>
          </table:table-cell>
          <table:table-cell office:value-type="string">
            <text:p>Solar Monitoring</text:p>
          </table:table-cell>
          <table:table-cell office:value-type="float" office:value="0.7073674">
            <text:p>0.7073674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7781738">
            <text:p>0.7781738</text:p>
          </table:table-cell>
          <table:table-cell office:value-type="string">
            <text:p>Solar Monitoring</text:p>
          </table:table-cell>
          <table:table-cell office:value-type="float" office:value="0.6590596">
            <text:p>0.65905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728899">
            <text:p>0.8728899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9444513">
            <text:p>0.9444513</text:p>
          </table:table-cell>
          <table:table-cell office:value-type="string">
            <text:p>Solar Inverter</text:p>
          </table:table-cell>
          <table:table-cell office:value-type="float" office:value="0.6551014">
            <text:p>0.6551014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5104106">
            <text:p>0.510410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6057022">
            <text:p>0.6057022</text:p>
          </table:table-cell>
          <table:table-cell office:value-type="string">
            <text:p>Solar Monitoring</text:p>
          </table:table-cell>
          <table:table-cell office:value-type="float" office:value="0.6872189">
            <text:p>0.6872189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8003424">
            <text:p>0.8003424</text:p>
          </table:table-cell>
          <table:table-cell office:value-type="string">
            <text:p>Solar Inverter</text:p>
          </table:table-cell>
          <table:table-cell office:value-type="float" office:value="0.6398702">
            <text:p>0.639870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227885">
            <text:p>0.8227885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686949">
            <text:p>0.8686949</text:p>
          </table:table-cell>
          <table:table-cell office:value-type="string">
            <text:p>Solar Mounting/Rack</text:p>
          </table:table-cell>
          <table:table-cell office:value-type="float" office:value="0.7766943">
            <text:p>0.776694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496099">
            <text:p>0.7496099</text:p>
          </table:table-cell>
          <table:table-cell office:value-type="string">
            <text:p>Solar Inverter</text:p>
          </table:table-cell>
          <table:table-cell office:value-type="float" office:value="0.5867789">
            <text:p>0.5867789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0.9582753">
            <text:p>0.9582753</text:p>
          </table:table-cell>
          <table:table-cell office:value-type="string">
            <text:p>Solar Monitoring</text:p>
          </table:table-cell>
          <table:table-cell office:value-type="float" office:value="0.764613">
            <text:p>0.76461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728899">
            <text:p>0.8728899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9139013">
            <text:p>0.913901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9999998">
            <text:p>0.9999998</text:p>
          </table:table-cell>
          <table:table-cell office:value-type="string">
            <text:p>Solar Monitoring</text:p>
          </table:table-cell>
          <table:table-cell office:value-type="float" office:value="0.4649422">
            <text:p>0.464942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5052495">
            <text:p>0.5052495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864982">
            <text:p>0.864982</text:p>
          </table:table-cell>
          <table:table-cell office:value-type="string">
            <text:p>Solar Inverter</text:p>
          </table:table-cell>
          <table:table-cell office:value-type="float" office:value="0.6642309">
            <text:p>0.6642309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9404356">
            <text:p>0.940435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112485">
            <text:p>0.7112485</text:p>
          </table:table-cell>
          <table:table-cell office:value-type="string">
            <text:p>Solar Inverter</text:p>
          </table:table-cell>
          <table:table-cell office:value-type="float" office:value="0.5989471">
            <text:p>0.5989471</text:p>
          </table:table-cell>
        </table:table-row>
        <table:table-row table:style-name="ro1">
          <table:table-cell office:value-type="string">
            <text:p>Solar Inverter</text:p>
          </table:table-cell>
          <table:table-cell office:value-type="string">
            <text:p>Solar Mounting/Rack</text:p>
          </table:table-cell>
          <table:table-cell office:value-type="float" office:value="0.9414571">
            <text:p>0.9414571</text:p>
          </table:table-cell>
          <table:table-cell office:value-type="string">
            <text:p>Solar Inverter</text:p>
          </table:table-cell>
          <table:table-cell office:value-type="float" office:value="0.7306989">
            <text:p>0.7306989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505582">
            <text:p>0.8505582</text:p>
          </table:table-cell>
          <table:table-cell office:value-type="string">
            <text:p>Solar Mounting/Rack</text:p>
          </table:table-cell>
          <table:table-cell office:value-type="float" office:value="0.7936704">
            <text:p>0.7936704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9285574">
            <text:p>0.9285574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379243">
            <text:p>0.9379243</text:p>
          </table:table-cell>
          <table:table-cell office:value-type="string">
            <text:p>Solar Mounting/Rack</text:p>
          </table:table-cell>
          <table:table-cell office:value-type="float" office:value="0.795118">
            <text:p>0.795118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8453548">
            <text:p>0.8453548</text:p>
          </table:table-cell>
          <table:table-cell office:value-type="string">
            <text:p>Solar Inverter</text:p>
          </table:table-cell>
          <table:table-cell office:value-type="float" office:value="0.6107262">
            <text:p>0.6107262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7112485">
            <text:p>0.7112485</text:p>
          </table:table-cell>
          <table:table-cell office:value-type="string">
            <text:p>Solar Inverter</text:p>
          </table:table-cell>
          <table:table-cell office:value-type="float" office:value="0.5989471">
            <text:p>0.5989471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Mounting/Rack</text:p>
          </table:table-cell>
          <table:table-cell office:value-type="float" office:value="0.8358506">
            <text:p>0.8358506</text:p>
          </table:table-cell>
          <table:table-cell office:value-type="string">
            <text:p>Solar Mounting/Rack</text:p>
          </table:table-cell>
          <table:table-cell office:value-type="float" office:value="0.4670878">
            <text:p>0.467087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505582">
            <text:p>0.8505582</text:p>
          </table:table-cell>
          <table:table-cell office:value-type="string">
            <text:p>Solar Mounting/Rack</text:p>
          </table:table-cell>
          <table:table-cell office:value-type="float" office:value="0.7936704">
            <text:p>0.7936704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5804263">
            <text:p>0.5804263</text:p>
          </table:table-cell>
          <table:table-cell office:value-type="string">
            <text:p>Solar Inverter</text:p>
          </table:table-cell>
          <table:table-cell office:value-type="float" office:value="0.662488">
            <text:p>0.662488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6890096">
            <text:p>0.689009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5521679">
            <text:p>0.5521679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276851">
            <text:p>0.7276851</text:p>
          </table:table-cell>
          <table:table-cell office:value-type="string">
            <text:p>Solar Inverter</text:p>
          </table:table-cell>
          <table:table-cell office:value-type="float" office:value="0.6598833">
            <text:p>0.6598833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0.7781738">
            <text:p>0.7781738</text:p>
          </table:table-cell>
          <table:table-cell office:value-type="string">
            <text:p>Solar Monitoring</text:p>
          </table:table-cell>
          <table:table-cell office:value-type="float" office:value="0.6590596">
            <text:p>0.65905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916523">
            <text:p>0.891652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9519082">
            <text:p>0.9519082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7112485">
            <text:p>0.7112485</text:p>
          </table:table-cell>
          <table:table-cell office:value-type="string">
            <text:p>Solar Inverter</text:p>
          </table:table-cell>
          <table:table-cell office:value-type="float" office:value="0.5989471">
            <text:p>0.5989471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Inverter</text:p>
          </table:table-cell>
          <table:table-cell office:value-type="float" office:value="0.7112485">
            <text:p>0.7112485</text:p>
          </table:table-cell>
          <table:table-cell office:value-type="string">
            <text:p>Solar Inverter</text:p>
          </table:table-cell>
          <table:table-cell office:value-type="float" office:value="0.5989471">
            <text:p>0.5989471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5138585">
            <text:p>0.5138585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7309322">
            <text:p>0.7309322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112485">
            <text:p>0.7112485</text:p>
          </table:table-cell>
          <table:table-cell office:value-type="string">
            <text:p>Solar Inverter</text:p>
          </table:table-cell>
          <table:table-cell office:value-type="float" office:value="0.5989471">
            <text:p>0.5989471</text:p>
          </table:table-cell>
        </table:table-row>
        <table:table-row table:style-name="ro1">
          <table:table-cell office:value-type="string">
            <text:p>Solar Monitoring</text:p>
          </table:table-cell>
          <table:table-cell office:value-type="string">
            <text:p>Site Assessment</text:p>
          </table:table-cell>
          <table:table-cell office:value-type="float" office:value="1">
            <text:p>1</text:p>
          </table:table-cell>
          <table:table-cell office:value-type="string">
            <text:p>Site Assessment</text:p>
          </table:table-cell>
          <table:table-cell office:value-type="float" office:value="0.6768019">
            <text:p>0.6768019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9106673">
            <text:p>0.9106673</text:p>
          </table:table-cell>
          <table:table-cell office:value-type="string">
            <text:p>Solar Inverter</text:p>
          </table:table-cell>
          <table:table-cell office:value-type="float" office:value="0.6466411">
            <text:p>0.6466411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996818">
            <text:p>0.996818</text:p>
          </table:table-cell>
          <table:table-cell office:value-type="string">
            <text:p>Solar Mounting/Rack</text:p>
          </table:table-cell>
          <table:table-cell office:value-type="float" office:value="0.5030057">
            <text:p>0.5030057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9285574">
            <text:p>0.9285574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ite Assessment <text:s text:c="3"/></text:p>
          </table:table-cell>
          <table:table-cell office:value-type="string">
            <text:p>Solar Monitoring</text:p>
          </table:table-cell>
          <table:table-cell office:value-type="float" office:value="1">
            <text:p>1</text:p>
          </table:table-cell>
          <table:table-cell office:value-type="string">
            <text:p>Solar Monitoring</text:p>
          </table:table-cell>
          <table:table-cell office:value-type="float" office:value="0.6699139">
            <text:p>0.6699139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7736558">
            <text:p>0.773655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8153182">
            <text:p>0.8153182</text:p>
          </table:table-cell>
          <table:table-cell office:value-type="string">
            <text:p>Solar Monitoring</text:p>
          </table:table-cell>
          <table:table-cell office:value-type="float" office:value="0.6756383">
            <text:p>0.675638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7639924">
            <text:p>0.7639924</text:p>
          </table:table-cell>
          <table:table-cell office:value-type="string">
            <text:p>Solar Mounting/Rack</text:p>
          </table:table-cell>
          <table:table-cell office:value-type="float" office:value="0.7400874">
            <text:p>0.7400874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6828098">
            <text:p>0.6828098</text:p>
          </table:table-cell>
        </table:table-row>
        <table:table-row table:style-name="ro1">
          <table:table-cell office:value-type="string">
            <text:p>Site Assessment <text:s text:c="3"/></text:p>
          </table:table-cell>
          <table:table-cell office:value-type="string">
            <text:p>Solar Monitoring</text:p>
          </table:table-cell>
          <table:table-cell office:value-type="float" office:value="0.9960756">
            <text:p>0.9960756</text:p>
          </table:table-cell>
          <table:table-cell office:value-type="string">
            <text:p>Solar Monitoring</text:p>
          </table:table-cell>
          <table:table-cell office:value-type="float" office:value="0.5080352">
            <text:p>0.5080352</text:p>
          </table:table-cell>
        </table:table-row>
        <table:table-row table:style-name="ro1">
          <table:table-cell office:value-type="string">
            <text:p>Solar Inverter</text:p>
          </table:table-cell>
          <table:table-cell office:value-type="string">
            <text:p>Solar Monitoring</text:p>
          </table:table-cell>
          <table:table-cell office:value-type="float" office:value="0.8153182">
            <text:p>0.8153182</text:p>
          </table:table-cell>
          <table:table-cell office:value-type="string">
            <text:p>Solar Monitoring</text:p>
          </table:table-cell>
          <table:table-cell office:value-type="float" office:value="0.6756383">
            <text:p>0.675638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916523">
            <text:p>0.891652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Mounting/Rack</text:p>
          </table:table-cell>
          <table:table-cell office:value-type="float" office:value="0.5818357">
            <text:p>0.5818357</text:p>
          </table:table-cell>
          <table:table-cell office:value-type="string">
            <text:p>Solar Mounting/Rack</text:p>
          </table:table-cell>
          <table:table-cell office:value-type="float" office:value="0.7436719">
            <text:p>0.7436719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860995">
            <text:p>0.8860995</text:p>
          </table:table-cell>
          <table:table-cell office:value-type="string">
            <text:p>Solar Mounting/Rack</text:p>
          </table:table-cell>
          <table:table-cell office:value-type="float" office:value="0.7514165">
            <text:p>0.7514165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093">
            <text:p>0.809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1">
            <text:p>1</text:p>
          </table:table-cell>
          <table:table-cell office:value-type="string">
            <text:p>Solar Monitoring</text:p>
          </table:table-cell>
          <table:table-cell office:value-type="float" office:value="0.4699167">
            <text:p>0.4699167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5007116">
            <text:p>0.5007116</text:p>
          </table:table-cell>
          <table:table-cell office:value-type="string">
            <text:p>Solar Mounting/Rack</text:p>
          </table:table-cell>
          <table:table-cell office:value-type="float" office:value="0.5319697">
            <text:p>0.5319697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044624">
            <text:p>0.7044624</text:p>
          </table:table-cell>
          <table:table-cell office:value-type="string">
            <text:p>Solar Inverter</text:p>
          </table:table-cell>
          <table:table-cell office:value-type="float" office:value="0.5990943">
            <text:p>0.599094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860995">
            <text:p>0.8860995</text:p>
          </table:table-cell>
          <table:table-cell office:value-type="string">
            <text:p>Solar Mounting/Rack</text:p>
          </table:table-cell>
          <table:table-cell office:value-type="float" office:value="0.7514165">
            <text:p>0.7514165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532839">
            <text:p>0.9532839</text:p>
          </table:table-cell>
          <table:table-cell office:value-type="string">
            <text:p>Solar Mounting/Rack</text:p>
          </table:table-cell>
          <table:table-cell office:value-type="float" office:value="0.7641668">
            <text:p>0.764166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7276851">
            <text:p>0.7276851</text:p>
          </table:table-cell>
          <table:table-cell office:value-type="string">
            <text:p>Solar Inverter</text:p>
          </table:table-cell>
          <table:table-cell office:value-type="float" office:value="0.6598833">
            <text:p>0.659883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20975">
            <text:p>0.8620975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5000497">
            <text:p>0.5000497</text:p>
          </table:table-cell>
          <table:table-cell office:value-type="string">
            <text:p>Solar Monitoring</text:p>
          </table:table-cell>
          <table:table-cell office:value-type="float" office:value="0.7073674">
            <text:p>0.7073674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379243">
            <text:p>0.9379243</text:p>
          </table:table-cell>
          <table:table-cell office:value-type="string">
            <text:p>Solar Mounting/Rack</text:p>
          </table:table-cell>
          <table:table-cell office:value-type="float" office:value="0.795118">
            <text:p>0.79511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7083312">
            <text:p>0.7083312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276851">
            <text:p>0.7276851</text:p>
          </table:table-cell>
          <table:table-cell office:value-type="string">
            <text:p>Solar Inverter</text:p>
          </table:table-cell>
          <table:table-cell office:value-type="float" office:value="0.6598833">
            <text:p>0.6598833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7112485">
            <text:p>0.7112485</text:p>
          </table:table-cell>
          <table:table-cell office:value-type="string">
            <text:p>Solar Inverter</text:p>
          </table:table-cell>
          <table:table-cell office:value-type="float" office:value="0.5989471">
            <text:p>0.5989471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ite Assessment <text:s text:c="3"/></text:p>
          </table:table-cell>
          <table:table-cell office:value-type="string">
            <text:p>Site Assessment</text:p>
          </table:table-cell>
          <table:table-cell office:value-type="float" office:value="1">
            <text:p>1</text:p>
          </table:table-cell>
          <table:table-cell office:value-type="string">
            <text:p>Site Assessment</text:p>
          </table:table-cell>
          <table:table-cell office:value-type="float" office:value="0.4599054">
            <text:p>0.4599054</text:p>
          </table:table-cell>
        </table:table-row>
        <table:table-row table:style-name="ro1">
          <table:table-cell table:number-columns-repeated="2" office:value-type="string">
            <text:p>Solar Inverter</text:p>
          </table:table-cell>
          <table:table-cell office:value-type="float" office:value="0.8003424">
            <text:p>0.8003424</text:p>
          </table:table-cell>
          <table:table-cell office:value-type="string">
            <text:p>Solar Inverter</text:p>
          </table:table-cell>
          <table:table-cell office:value-type="float" office:value="0.6398702">
            <text:p>0.6398702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1">
            <text:p>1</text:p>
          </table:table-cell>
          <table:table-cell office:value-type="string">
            <text:p>Solar Inverter</text:p>
          </table:table-cell>
          <table:table-cell office:value-type="float" office:value="0.625022">
            <text:p>0.625022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table:number-columns-repeated="2" office:value-type="string">
            <text:p>Solar Monitoring</text:p>
          </table:table-cell>
          <table:table-cell office:value-type="float" office:value="0.6455711">
            <text:p>0.6455711</text:p>
          </table:table-cell>
          <table:table-cell office:value-type="string">
            <text:p>Solar Monitoring</text:p>
          </table:table-cell>
          <table:table-cell office:value-type="float" office:value="0.732764">
            <text:p>0.732764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4208062">
            <text:p>0.4208062</text:p>
          </table:table-cell>
          <table:table-cell office:value-type="string">
            <text:p>Solar Inverter</text:p>
          </table:table-cell>
          <table:table-cell office:value-type="float" office:value="0.6208696">
            <text:p>0.6208696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Mounting/Rack</text:p>
          </table:table-cell>
          <table:table-cell office:value-type="float" office:value="0.9998255">
            <text:p>0.9998255</text:p>
          </table:table-cell>
          <table:table-cell office:value-type="string">
            <text:p>Solar Mounting/Rack</text:p>
          </table:table-cell>
          <table:table-cell office:value-type="float" office:value="0.6644">
            <text:p>0.6644</text:p>
          </table:table-cell>
        </table:table-row>
        <table:table-row table:style-name="ro1">
          <table:table-cell office:value-type="string">
            <text:p>Solar Mounting/Rack</text:p>
          </table:table-cell>
          <table:table-cell office:value-type="string">
            <text:p>Solar Inverter</text:p>
          </table:table-cell>
          <table:table-cell office:value-type="float" office:value="0.6406012">
            <text:p>0.6406012</text:p>
          </table:table-cell>
          <table:table-cell office:value-type="string">
            <text:p>Solar Mounting/Rack</text:p>
          </table:table-cell>
          <table:table-cell office:value-type="float" office:value="0.563352">
            <text:p>0.563352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6455711">
            <text:p>0.6455711</text:p>
          </table:table-cell>
          <table:table-cell office:value-type="string">
            <text:p>Solar Monitoring</text:p>
          </table:table-cell>
          <table:table-cell office:value-type="float" office:value="0.732764">
            <text:p>0.732764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9379243">
            <text:p>0.9379243</text:p>
          </table:table-cell>
          <table:table-cell office:value-type="string">
            <text:p>Solar Mounting/Rack</text:p>
          </table:table-cell>
          <table:table-cell office:value-type="float" office:value="0.795118">
            <text:p>0.795118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Inverter</text:p>
          </table:table-cell>
          <table:table-cell office:value-type="string">
            <text:p>Solar Monitoring</text:p>
          </table:table-cell>
          <table:table-cell office:value-type="float" office:value="0.8171469">
            <text:p>0.8171469</text:p>
          </table:table-cell>
          <table:table-cell office:value-type="string">
            <text:p>Solar Monitoring</text:p>
          </table:table-cell>
          <table:table-cell office:value-type="float" office:value="0.6208836">
            <text:p>0.620883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Monitoring</text:p>
          </table:table-cell>
          <table:table-cell office:value-type="float" office:value="0.8153182">
            <text:p>0.8153182</text:p>
          </table:table-cell>
          <table:table-cell office:value-type="string">
            <text:p>Solar Monitoring</text:p>
          </table:table-cell>
          <table:table-cell office:value-type="float" office:value="0.6756383">
            <text:p>0.675638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276851">
            <text:p>0.7276851</text:p>
          </table:table-cell>
          <table:table-cell office:value-type="string">
            <text:p>Solar Inverter</text:p>
          </table:table-cell>
          <table:table-cell office:value-type="float" office:value="0.6598833">
            <text:p>0.6598833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1">
            <text:p>1</text:p>
          </table:table-cell>
          <table:table-cell office:value-type="string">
            <text:p>Solar Mounting/Rack</text:p>
          </table:table-cell>
          <table:table-cell office:value-type="float" office:value="0.8640226">
            <text:p>0.8640226</text:p>
          </table:table-cell>
        </table:table-row>
        <table:table-row table:style-name="ro1">
          <table:table-cell office:value-type="string">
            <text:p>Solar Monitoring <text:s text:c="2"/></text:p>
          </table:table-cell>
          <table:table-cell office:value-type="string">
            <text:p>Solar Inverter</text:p>
          </table:table-cell>
          <table:table-cell office:value-type="float" office:value="0.5026184">
            <text:p>0.5026184</text:p>
          </table:table-cell>
          <table:table-cell office:value-type="string">
            <text:p>Solar Mounting/Rack</text:p>
          </table:table-cell>
          <table:table-cell office:value-type="float" office:value="0.5257994">
            <text:p>0.5257994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7496099">
            <text:p>0.7496099</text:p>
          </table:table-cell>
          <table:table-cell office:value-type="string">
            <text:p>Solar Inverter</text:p>
          </table:table-cell>
          <table:table-cell office:value-type="float" office:value="0.5867789">
            <text:p>0.5867789</text:p>
          </table:table-cell>
        </table:table-row>
        <table:table-row table:style-name="ro1">
          <table:table-cell table:number-columns-repeated="2" office:value-type="string">
            <text:p>Solar Mounting/Rack</text:p>
          </table:table-cell>
          <table:table-cell office:value-type="float" office:value="0.8686949">
            <text:p>0.8686949</text:p>
          </table:table-cell>
          <table:table-cell office:value-type="string">
            <text:p>Solar Mounting/Rack</text:p>
          </table:table-cell>
          <table:table-cell office:value-type="float" office:value="0.7766943">
            <text:p>0.7766943</text:p>
          </table:table-cell>
        </table:table-row>
        <table:table-row table:style-name="ro1">
          <table:table-cell office:value-type="string">
            <text:p>Solar Inverter <text:s text:c="4"/></text:p>
          </table:table-cell>
          <table:table-cell office:value-type="string">
            <text:p>Solar Inverter</text:p>
          </table:table-cell>
          <table:table-cell office:value-type="float" office:value="0.9998369">
            <text:p>0.9998369</text:p>
          </table:table-cell>
          <table:table-cell office:value-type="string">
            <text:p>Solar Inverter</text:p>
          </table:table-cell>
          <table:table-cell office:value-type="float" office:value="0.6005509">
            <text:p>0.6005509</text:p>
          </table:table-cell>
        </table:table-row>
        <table:table-row table:style-name="ro1">
          <table:table-cell office:value-type="string">
            <text:p>Solar Monitoring</text:p>
          </table:table-cell>
          <table:table-cell office:value-type="string">
            <text:p>Solar Mounting/Rack</text:p>
          </table:table-cell>
          <table:table-cell office:value-type="float" office:value="0.9379243">
            <text:p>0.9379243</text:p>
          </table:table-cell>
          <table:table-cell office:value-type="string">
            <text:p>Solar Mounting/Rack</text:p>
          </table:table-cell>
          <table:table-cell office:value-type="float" office:value="0.795118">
            <text:p>0.795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8T10:33:38</dc:date>
    <dc:creator>vsubhashini </dc:creator>
    <meta:document-statistic meta:table-count="1" meta:cell-count="1005" meta:object-count="0"/>
    <meta:generator>LibreOffice/3.5$Linux_X86_64 LibreOffice_project/350m1$Build-2</meta:generator>
  </office:meta>
</office:document-meta>
</file>